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in" fo:margin-bottom="0in" loext:contextual-spacing="false" fo:text-align="justify" style:justify-single-word="false"/>
    </style:style>
    <style:style style:name="P2" style:family="paragraph" style:parent-style-name="Standard" style:master-page-name="Standard">
      <style:paragraph-properties fo:margin-top="0in" fo:margin-bottom="0in" loext:contextual-spacing="false" fo:text-align="justify" style:justify-single-word="false" style:page-number="1"/>
    </style:style>
    <style:style style:name="T1" style:family="text">
      <style:text-properties fo:color="#1155cc"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Grafika na baner: <text:a xlink:type="simple" xlink:href="https://ibb.co/iJcqwS" text:style-name="Internet_20_link" text:visited-style-name="Visited_20_Internet_20_Link"><text:span text:style-name="T1">https://ibb.co/iJcqwS</text:span></text:a></text:p>
      <text:p text:style-name="P1"/>
      <text:p text:style-name="P1">Wchodzimy na Derpibooru z różnych powodów, ale każdy na pewno w tym jednym – żeby pooglądać ulubione rysunki i wyobrażenia artystów z całego świata. Wydawać by się mogło, że bardzo dobrego arta można znaleźć bez większych problemów. Dla różnych osób pojęcie „świetne” może mieć znaczenie zgoła inne i dzisiaj porozmawiamy sobie o manifestacji sztuki fandomowej.</text:p>
      <text:p text:style-name="P1"/>
      <text:p text:style-name="P1">Chciałbym na wstępie ostrzec, że prezentowana krytyka i uczucia z mojej strony nie pochodzą znikąd, a są wynikiem chodzenia przez ponad dekadę na zajęcia poświęcone rysunkowi i malarstwu oraz obserwacji dzieł nie tylko kucykowych, ale też i takich, które w półświatku artystycznym uchodzą za „arcydzieła”.</text:p>
      <text:p text:style-name="P1"/>
      <text:p text:style-name="P1">Przejdźmy najpierw do obecnej sytuacji. Jeśli ktokolwiek z Was wchodzi codziennie na Equestria Daily, to z całą pewnością wie, że wieczorami naszego polskiego czasu jest wstawiany post o tytule „Drawfriend Stuff”. Osobiście przeglądam go każdego dnia, bo niejeden raz jestem ciekaw prac, które fani naszej ulubionej bajki wykonują. W gronie tak wielu różnych, ale o podobnej tematyce, rysunków da się dostrzec coś, na co wielu z nas pewnie nie zwróci uwagi za pierwszym razem. Blisko 90% prac jest wyłącznie dobrych, zaś 50% z tych 90% ma szansę być świetnymi. Skąd taki wniosek?</text:p>
      <text:p text:style-name="P1"/>
      <text:p text:style-name="P1">Patrząc na rysunek, wielu kieruje się swoimi upodobaniami, tzn. patrzy, czy na płótnie nie ma ulubionej postaci, ulubionych kolorów, ulubionych sytuacji. I to zwykłemu Kowalskiemu wystarcza, nie oszukujmy się. Co jednak w moim osobistym odczuciu oznacza, że praca jest dobra? Mam takie zdanie wtedy, gdy na ilustracji jest wyłącznie sam kucyk, cały czas będąc przy sztuce fandomu. I nie jest ważne, jak bardzo dobre cieniowanie i szczegóły zostały zaprezentowane na postaci. Ja widzę wtedy, że praca nie posiada wiele i nie przyciąga uwagi. Co jednak z mimiką, szczegółami np. ubioru? Te wzbogacają postać, a praca dostaje szansę na bycie świetną. Co ja w takich przypadkach widzę? Stracony potencjał. Nie wiem, gdzie taka postać występuje, w jakim otoczeniu, można też zadać pytanie, dlaczego się tam znalazła. Dla mnie jest ona w pustce, a niektórzy artyści powiedzieliby, że rysunek nie jest dokończony. Spójrzmy na twórczość jednego z artystów naszego fandomu – Rodrigues404, który jest w naszym środowisku bardzo znany, gdyż wykonuje animowane prace graficzne. Wpierw obejrzymy dwa jego dzieła (Rys. 1, 2):</text:p>
      <text:p text:style-name="P1"/>
      <text:p text:style-name="P1">(Rys. 1) <text:a xlink:type="simple" xlink:href="https://rodrigues404.deviantart.com/art/Lancer-702766527" text:style-name="Internet_20_link" text:visited-style-name="Visited_20_Internet_20_Link"><text:span text:style-name="T1">https://rodrigues404.deviantart.com/art/Lancer-702766527</text:span></text:a></text:p>
      <text:p text:style-name="P1"/>
      <text:p text:style-name="P1">(Rys. 2) <text:a xlink:type="simple" xlink:href="https://rodrigues404.deviantart.com/art/Helios-Animated-716580528" text:style-name="Internet_20_link" text:visited-style-name="Visited_20_Internet_20_Link"><text:span text:style-name="T1">https://rodrigues404.deviantart.com/art/Helios-Animated-716580528</text:span></text:a></text:p>
      <text:p text:style-name="P1"/>
      <text:p text:style-name="P1">Pomijając efekt animacji, to tutaj bez większych problemów da się powiedzieć, że obie prace (Rys. 1, 2) są świetne. Nie tylko przedstawiają postać, jej dynamikę, ubiór i postawę, ale też kompozycję i scenerię, która odzwierciedla ich charakter. Tutaj można przystanąć, pomyśleć, co taka postać robi, z czego to wynika. Kolory są idealnie stonowane w obu dziełach, prezentując adekwatną porę dnia oraz padające cienie. </text:p>
      <text:p text:style-name="P1"/>
      <text:p text:style-name="P1">Inaczej jest z innymi pracami tego samego autora (Rys. 3, 4):</text:p>
      <text:p text:style-name="P1"/>
      <text:p text:style-name="P1">(Rys. 3) <text:a xlink:type="simple" xlink:href="https://rodrigues404.deviantart.com/art/Big-mares-don-t-cry-720057998" text:style-name="Internet_20_link" text:visited-style-name="Visited_20_Internet_20_Link"><text:span text:style-name="T1">https://rodrigues404.deviantart.com/art/Big-mares-don-t-cry-720057998</text:span></text:a></text:p>
      <text:p text:style-name="P1"/>
      <text:p text:style-name="P1">(Rys. 4) <text:a xlink:type="simple" xlink:href="https://rodrigues404.deviantart.com/art/Rarity-718923026" text:style-name="Internet_20_link" text:visited-style-name="Visited_20_Internet_20_Link"><text:span text:style-name="T1">https://rodrigues404.deviantart.com/art/Rarity-718923026</text:span></text:a></text:p>
      <text:p text:style-name="P1"/>
      <text:p text:style-name="P1">Wielu pewnie powie, że te grafiki też są genialne, ale nie są. Jak już wyżej opisałem, są one zawieszone w nicości. Można po mimice podejrzewać jakieś sytuacje, ale nie są one sprecyzowane jak w pracach wcześniejszych od Rodriguesa. Tutaj nie ma elementów, które mogłyby wskazać cel tych prac, a tym bardziej ich charakter. Porównajmy obie grafiki (Rys. 3, 4) do jednej znalezionej w poście „Drawfriend Stuff” (Rys. 5):</text:p>
      <text:p text:style-name="P1"/>
      <text:p text:style-name="P1">(Rys. 5) <text:a xlink:type="simple" xlink:href="https://spyrophantom.deviantart.com/art/Most-Beautifull-Mare-730577041" text:style-name="Internet_20_link" text:visited-style-name="Visited_20_Internet_20_Link"><text:span text:style-name="T1">https://spyrophantom.deviantart.com/art/Most-Beautifull-Mare-730577041</text:span></text:a></text:p>
      <text:p text:style-name="P1"><text:soft-page-break/></text:p>
      <text:p text:style-name="P1">Komuś może nie przypaść do gustu styl, w jakim praca została wykonana (Rys. 5), ale jednak posiada elementy, których nie mają dwie wspomniane wcześniej (Rys. 3, 4). Tutaj wyobraźnia pozwala nam przypuszczać, dlaczego Cadance siedzi pod drzewem daleko od pałacu Kryształowego Królestwa. Można określić porę dnia i roku, o jakiej sytuacja się dzieje, rozgrywa. Koncept wraz z wykonaniem bije na głowę dwie umieszczone wyżej proste prace Rodriguesa. </text:p>
      <text:p text:style-name="P1"/>
      <text:p text:style-name="P1">Chciałbym jeszcze pokazać Wam dzieło artysty, który doskonale rozumie rolę sztuki, choć parę dobrych prac u niego zauważyłem. Mowa tutaj o Yakovlev-Vad, artyście, który nawet zawitał w 2016 roku na Middle Equestria Convention. Zobaczmy dwa przykładowe rysunki (Rys. 6, 7):</text:p>
      <text:p text:style-name="P1"/>
      <text:p text:style-name="P1">(Rys. 6) <text:a xlink:type="simple" xlink:href="https://yakovlev-vad.deviantart.com/art/Imperialism-524695294" text:style-name="Internet_20_link" text:visited-style-name="Visited_20_Internet_20_Link"><text:span text:style-name="T1">https://yakovlev-vad.deviantart.com/art/Imperialism-524695294</text:span></text:a></text:p>
      <text:p text:style-name="P1"/>
      <text:p text:style-name="P1">(Rys. 7) <text:a xlink:type="simple" xlink:href="https://yakovlev-vad.deviantart.com/art/Afternoon-nap-3-709215578" text:style-name="Internet_20_link" text:visited-style-name="Visited_20_Internet_20_Link"><text:span text:style-name="T1">https://yakovlev-vad.deviantart.com/art/Afternoon-nap-3-709215578</text:span></text:a></text:p>
      <text:p text:style-name="P1"/>
      <text:p text:style-name="P1"><text:s/></text:p>
      <text:p text:style-name="P1">Tak jak w poprzednich rozważaniach, widać kunszt oraz oddanie sytuacji na obrazach. Każdy z elementów jest idealnie dopasowany oraz przemyślany przez autora. Tutaj niczego nie brakuje; dałoby się powiedzieć, że są to arcydzieła w naszej fandomowej społeczności, perły, których mamy niewiele w morzu twórczości fandomu MLP. Jednak również u niego można dostrzec dzieła dobre, które mają wielkie szanse na bycie doskonałymi (Rys. 8, 9):</text:p>
      <text:p text:style-name="P1"/>
      <text:p text:style-name="P1">(Rys. 8) <text:a xlink:type="simple" xlink:href="https://yakovlev-vad.deviantart.com/art/DayBreaker-724861608" text:style-name="Internet_20_link" text:visited-style-name="Visited_20_Internet_20_Link"><text:span text:style-name="T1">https://yakovlev-vad.deviantart.com/art/DayBreaker-724861608</text:span></text:a></text:p>
      <text:p text:style-name="P1"/>
      <text:p text:style-name="P1">(Rys. 9) <text:a xlink:type="simple" xlink:href="https://yakovlev-vad.deviantart.com/art/Caught-in-the-act-431956892" text:style-name="Internet_20_link" text:visited-style-name="Visited_20_Internet_20_Link"><text:span text:style-name="T1">https://yakovlev-vad.deviantart.com/art/Caught-in-the-act-431956892</text:span></text:a></text:p>
      <text:p text:style-name="P1"/>
      <text:p text:style-name="P1"/>
      <text:p text:style-name="P1">Przechodząc do zakończenia: chciałbym, abyście teraz zastanowili się, na co zwykle zwracałem uwagę, mówiąc o świetnej pracy. Jeśli powiedzieliście w myślach tło, to macie rację. Jednak to stwierdzenie jest prawdziwe z jeszcze jednego powodu. Pierwsze prace w prehistorycznych czasach były na podstawie natury. Choć były to wyłącznie malowidła naskalne, to artyści parę tysięcy, setki tysięcy lat temu chcieli odwzorować swoje otoczenie jak najlepiej mimo swojego braku umiejętności czy nieposiadania ołówka czy tabletu graficznego. Nic więc dziwnego, że wielu artystów ceni prace bogate nie tylko w szczegóły postaci, ale w tło, które przedstawia i sytuuje nasze postacie w świecie. „Mona Lisa” (Rys. 10) mogłaby nie być aż tak atrakcyjnym portretem, gdyby nie dodatkowy pejzaż za nią. Michał Anioł nie uzyskałby takiej sfery sacrum oraz wyniesienia, gdyby nie dobry dobór kolorów oraz otoczenia (Rys. 11). „Gwiaździsta Noc” Van Gogha nie byłaby tak piękna bez tak dobranych i z pomysłem wykonanych nieboskłonu i widoku na miasto (Rys. 12).</text:p>
      <text:p text:style-name="P1"/>
      <text:p text:style-name="P1">(Rys.12) <text:a xlink:type="simple" xlink:href="https://upload.wikimedia.org/wikipedia/commons/thumb/e/ec/Mona_Lisa%2C_by_Leonardo_da_Vinci%2C_from_C2RMF_retouched.jpg/1200px-Mona_Lisa%2C_by_Leonardo_da_Vinci%2C_from_C2RMF_retouched.jpg" text:style-name="Internet_20_link" text:visited-style-name="Visited_20_Internet_20_Link"><text:span text:style-name="T1">https://upload.wikimedia.org/wikipedia/commons/thumb/e/ec/Mona_Lisa%2C_by_Leonardo_da_Vinci%2C_from_C2RMF_retouched.jpg/1200px-Mona_Lisa%2C_by_Leonardo_da_Vinci%2C_from_C2RMF_retouched.jpg</text:span></text:a></text:p>
      <text:p text:style-name="P1"/>
      <text:p text:style-name="P1">(Rys. 13)</text:p>
      <text:p text:style-name="P1"><text:a xlink:type="simple" xlink:href="http://print-o-rama.pl/1058/pr01089-stworzenie-adama-duzy-obraz-reprodukcja.jpg" text:style-name="Internet_20_link" text:visited-style-name="Visited_20_Internet_20_Link"><text:span text:style-name="T1">http://print-o-rama.pl/1058/pr01089-stworzenie-adama-duzy-obraz-reprodukcja.jpg</text:span></text:a></text:p>
      <text:p text:style-name="P1"/>
      <text:p text:style-name="P1">(Rys. 14)</text:p>
      <text:p text:style-name="P1"><text:a xlink:type="simple" xlink:href="https://upload.wikimedia.org/wikipedia/commons/thumb/e/ea/Van_Gogh_-_Starry_Night_-_Google_Art_Project.jpg/1280px-Van_Gogh_-_Starry_Night_-_Google_Art_Project.jpg" text:style-name="Internet_20_link" text:visited-style-name="Visited_20_Internet_20_Link"><text:span text:style-name="T1">https://upload.wikimedia.org/wikipedia/commons/thumb/e/ea/Van_Gogh_-_Starry_Night_-_Google_Art_Project.jpg/1280px-Van_Gogh_-_Starry_Night_-_Google_Art_Project.jpg</text:span></text:a></text:p>
      <text:p text:style-name="P1"><text:soft-page-break/></text:p>
      <text:p text:style-name="P1">Co akurat jest na Derpibooru? Wiele pięknie wykonanych postaci, umiejscowionych w pustce. I są to prace dobre, nie twierdzę, że złe, tutaj należy to podkreślić. Każda z wymienionych „dobrych” prac ma atuty, które można wykorzystać i stworzyć pracę świetną. Jednak wielu artystów u nas robi wyłącznie postać, z dobrym cieniowaniem, która służy jedynie przyciągnięciu uwagi. Można dodać jeszcze sugestywne elementy i rzekoma „atrakcyjność” pracy wzrasta. Na taką pracę wytrawny znawca sztuki nawet nie spojrzy, bo nie ma na niej wiele do pokazania ani przekazania, choć zdarzają się przypadki zupełnie inne, ale w tym momencie należałoby zejść w kierunku abstrakcjonizmu, który by zanegował moją całą rozprawę.</text:p>
      <text:p text:style-name="P1"/>
      <text:p text:style-name="P1">Trzeba też zwrócić uwagę na to, jak dana osoba tworzy, gdyż ktoś, kto na co dzień zajmuje się tworzeniem minimalistycznych ilustracji w sposób wektorowy, powinien być nieco inaczej potraktowany. Taki przypadek dotyczy np. SambaNeko, którą może pewne osoby kojarzą. </text:p>
      <text:p text:style-name="P1"/>
      <text:p text:style-name="P1">Kończąc obecny wywód, chciałbym wielu z Was uspokoić. Jesteśmy środowiskiem internetowym, gdzie nie spotkacie raczej typowego historyka sztuki, który zacznie krytykować Wasze prace w sposób, po którym dostalibyście doła na miesiąc. Krytyka jest podstawą, a świetna praca nie powstanie od zaraz. Nie oznacza też, że narysuję postać i byle jakie tło i mam doskonałą pracę. Trzeba znaleźć swoją kreskę oraz styl, który będzie się wyróżniać, a co najważniejsze – narysowane i przedstawione przez Was elementy będą takie, jakie widz będzie kojarzył, tzn. że jak narysujesz drzewo, to widz ma to odczytać jako drzewo. W symbolikę i metafory nie warto się bawić w obecnych czasach i w fandomie kucykowym. Dobra praca jest dobra i to jest wyznacznik drogi dla tych, co chcą tworzyć coraz to lepsze dzieła. I tym pozytywnym akcentem zakończmy temat o manifestacji sztuki w naszym fandomie. Powodzenia w tworzeniu.</text:p>
      <text:p text:style-name="P1"/>
      <text:p text:style-name="P1">~The Silver Chee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pl"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pl"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3" meta:paragraph-count="31" meta:word-count="1154" meta:character-count="8488" meta:non-whitespace-character-count="7357"/>
    <meta:generator>LibreOfficeDev/5.1.0.3$Linux_X86_64 LibreOffice_project/</meta:generator>
  </office:meta>
</office:document-meta>
</file>